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88b" officeooo:paragraph-rsid="001ef88b"/>
    </style:style>
    <style:style style:name="P2" style:family="paragraph" style:parent-style-name="Standard">
      <style:text-properties style:text-underline-style="solid" style:text-underline-width="auto" style:text-underline-color="font-color" officeooo:rsid="001ef88b" officeooo:paragraph-rsid="001ef88b"/>
    </style:style>
    <style:style style:name="P3" style:family="paragraph" style:parent-style-name="Standard">
      <style:text-properties style:text-underline-style="none" officeooo:rsid="001ef88b" officeooo:paragraph-rsid="001ef88b"/>
    </style:style>
    <style:style style:name="P4" style:family="paragraph" style:parent-style-name="Standard">
      <style:text-properties fo:font-style="italic" officeooo:rsid="001ef88b" officeooo:paragraph-rsid="002a2b7e"/>
    </style:style>
    <style:style style:name="P5" style:family="paragraph" style:parent-style-name="Standard">
      <style:text-properties fo:font-style="italic" officeooo:rsid="002a2b7e" officeooo:paragraph-rsid="002c0efb"/>
    </style:style>
    <style:style style:name="P6" style:family="paragraph" style:parent-style-name="Standard" style:list-style-name="L1">
      <style:text-properties style:text-underline-style="none" officeooo:rsid="002e8a87" officeooo:paragraph-rsid="002e8a87"/>
    </style:style>
    <style:style style:name="P7" style:family="paragraph" style:parent-style-name="Standard" style:list-style-name="L1">
      <style:text-properties style:text-underline-style="none" officeooo:rsid="002e8a87" officeooo:paragraph-rsid="002f9f61"/>
    </style:style>
    <style:style style:name="P8" style:family="paragraph" style:parent-style-name="Standard" style:list-style-name="L1">
      <style:text-properties style:use-window-font-color="true" style:font-name="Liberation Serif" style:text-underline-style="none" fo:font-weight="normal" officeooo:rsid="002c0efb" officeooo:paragraph-rsid="002c0efb" style:font-weight-asian="normal" style:font-weight-complex="normal"/>
    </style:style>
    <style:style style:name="P9" style:family="paragraph" style:parent-style-name="Standard" style:list-style-name="L1">
      <style:text-properties style:use-window-font-color="true" style:font-name="Liberation Serif" style:text-underline-style="none" fo:font-weight="normal" officeooo:rsid="002e8a87" officeooo:paragraph-rsid="002e8a87" style:font-weight-asian="normal" style:font-weight-complex="normal"/>
    </style:style>
    <style:style style:name="P10" style:family="paragraph" style:parent-style-name="Standard">
      <style:text-properties officeooo:rsid="001ef88b" officeooo:paragraph-rsid="002a2b7e"/>
    </style:style>
    <style:style style:name="T1" style:family="text">
      <style:text-properties fo:font-style="italic"/>
    </style:style>
    <style:style style:name="T2" style:family="text">
      <style:text-properties fo:font-style="italic" officeooo:rsid="002c0ef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cc68" style:font-style-asian="italic" style:font-style-complex="italic"/>
    </style:style>
    <style:style style:name="T5" style:family="text">
      <style:text-properties style:use-window-font-color="true" style:font-name="Liberation Serif" fo:font-weight="normal" style:font-weight-asian="normal" style:font-weight-complex="normal"/>
    </style:style>
    <style:style style:name="T6" style:family="text">
      <style:text-properties style:use-window-font-color="true" style:font-name="Liberation Serif" fo:font-weight="bold" style:font-weight-asian="bold" style:font-weight-complex="bold"/>
    </style:style>
    <style:style style:name="T7" style:family="text">
      <style:text-properties officeooo:rsid="002c0ef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dcc68" style:font-style-asian="normal" style:font-style-complex="normal"/>
    </style:style>
    <style:style style:name="T10" style:family="text">
      <style:text-properties officeooo:rsid="002dcc68"/>
    </style:style>
    <style:style style:name="T11" style:family="text">
      <style:text-properties officeooo:rsid="002f9f6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f9f61" style:font-weight-asian="bold" style:font-weight-complex="bold"/>
    </style:style>
    <style:style style:name="T14" style:family="text">
      <style:text-properties fo:font-weight="bold" officeooo:rsid="002dcc68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Zhang</text:span><text:span text:style-name="T1"> </text:span><text:span text:style-name="T2">et al.</text:span><text:span text:style-name="T1"> </text:span><text:span text:style-name="T8">(2010). “IgT, a primitive immunoglobulin class specialized in mucosal immunity.”</text:span><text:span text:style-name="T3"> Nat Immunol </text:span><text:span text:style-name="T8">11, 827–835.</text:span></text:p>
      <text:p text:style-name="P4"/>
      <text:p text:style-name="P5">DOI: <text:span text:style-name="T7">10.1038/ni.1913</text:span></text:p>
      <text:p text:style-name="P1"/>
      <text:p text:style-name="P2">Key points:</text:p>
      <text:p text:style-name="P3"/>
      <text:list xml:id="list3384997836460816134" text:style-name="L1">
        <text:list-item>
          <text:p text:style-name="P8">Adaptive immunity first emerged in vertebrates <text:span text:style-name="T12">550 million years ago</text:span>. [Background, but a good fact to remember.]</text:p>
        </text:list-item>
        <text:list-item>
          <text:p text:style-name="P8"><text:span text:style-name="T12">In mammals and birds, IgA is the predominant mucosal antibody class</text:span> and plays a key role in mucosal immune responses (e.g. in the gut); however, it is absent in fish.</text:p>
        </text:list-item>
        <text:list-item>
          <text:p text:style-name="P8">Most characterised fish loci contain a teleost-specific isotype IgT (a.k.a. IgZ). This paper investigated the role of IgT in rainbow trout.</text:p>
        </text:list-item>
        <text:list-item>
          <text:p text:style-name="P8"><text:span text:style-name="T12">In serum, IgT is present as a monomer, at far lower levels than IgM</text:span> (1:681 concentration ratio). Conversely, <text:span text:style-name="T12">IgT in gut mucus was present primarily in polymeric form, and in double the concentrations found in serum, while IgM was much less concentrated</text:span> (leading to a 63x increase in the IgT:IgM ratio, to ~1:10). Hence IgM is predominantly a serum antibody, which IgZ is primarily expressed in polymeric form in the gut.</text:p>
        </text:list-item>
        <text:list-item>
          <text:p text:style-name="P9">Unlike IgM, which is bound into a tetramer by disulfide bonds, <text:span text:style-name="T12">polymeric IgT is formed through noncovalent interactions</text:span> and dissociates <text:span text:style-name="T11">under unfavourable redox conditions. Like other teleost species, rainbow trout </text:span><text:span text:style-name="T13">lacks a J-chain</text:span><text:span text:style-name="T11">.</text:span></text:p>
        </text:list-item>
        <text:list-item>
          <text:p text:style-name="P8">As suggested by the arrangement of the IgH locus (c.f. zebrafish, trout IgH locus papers), <text:span text:style-name="T12">IgZ is expressed by a distinct population of B-cells that do not express IgM or IgD</text:span>. This population constitutes <text:span text:style-name="T12">18-28% of B-cells in blood, spleen and kidney, but 54% in gut</text:span>. </text:p>
        </text:list-item>
        <text:list-item>
          <text:p text:style-name="P8">IgZ+ B-cells show <text:span text:style-name="T12">similar phagocytic and cell-killing proprties to IgM+ cells</text:span>, <text:span text:style-name="T10">and undergo </text:span><text:span text:style-name="T14">proliferation and increased antigen secretion</text:span><text:span text:style-name="T10"> in response to the presence of pathogenic (</text:span><text:span text:style-name="T4">Vibrio</text:span><text:span text:style-name="T9">) bacteria.</text:span></text:p>
        </text:list-item>
        <text:list-item>
          <text:p text:style-name="P7"><text:span text:style-name="T5">Following infection with an intestinal bacterium, surviving fish showed </text:span><text:span text:style-name="T6">elevated numbers of IgT+ B-cells</text:span><text:span text:style-name="T5"> in the gut epithelium <text:s/>(~5x), greatly </text:span><text:span text:style-name="T6">increased IgT titre</text:span><text:span text:style-name="T5"> in gut mucus (~50x) and </text:span><text:span text:style-name="T6">increased IgT expression</text:span><text:span text:style-name="T5"> in the gut as measured by RT-qPCR (~700-fold); no such increases were observed for IgM, suggesting that </text:span><text:span text:style-name="T6">IgT dominates the mucosal response to infection</text:span><text:span text:style-name="T5">.</text:span></text:p>
        </text:list-item>
        <text:list-item>
          <text:p text:style-name="P6"><text:span text:style-name="T5">Conversely, while parasite-specific IgT titres were found in the gut, they were </text:span><text:span text:style-name="T6">absent in serum</text:span><text:span text:style-name="T5">, while parasite-specific IgM titres were elevated in serum but not in gut.</text:span></text:p>
        </text:list-item>
        <text:list-item>
          <text:p text:style-name="P6"><text:span text:style-name="T5">A large fraction of sorted gut bacteria in trout (~48%) are </text:span><text:span text:style-name="T6">coated by IgT</text:span><text:span text:style-name="T5"> (immunostaining), while only ~24% are coated with IgM; “a predominance of bacteria [in the gut showed] varying degrees of IgT staining”. </text:span></text:p>
        </text:list-item>
        <text:list-item>
          <text:p text:style-name="P6"><text:span text:style-name="T5">The polymeric immunoglobulin receptor (pIgR), which is responsible for export of antibodies into the gut lumen in mammals, has a homologue in trout, which is associated with antibodies in gut mucus but not serum, indicating that it plays a similar role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9:58:11.331806418</meta:creation-date>
    <dc:date>2018-10-21T12:12:27.390927652</dc:date>
    <meta:editing-duration>PT30M2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436" meta:character-count="2704" meta:non-whitespace-character-count="2290"/>
  </office:meta>
</office:document-meta>
</file>